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54pt" officeooo:rsid="0009bf8a" officeooo:paragraph-rsid="0009bf8a" style:font-size-asian="54pt" style:font-size-complex="54pt"/>
    </style:style>
    <style:style style:name="P2" style:family="paragraph" style:parent-style-name="Standard">
      <style:paragraph-properties fo:text-align="center" style:justify-single-word="false"/>
      <style:text-properties fo:font-size="22pt" officeooo:rsid="0009bf8a" officeooo:paragraph-rsid="0009bf8a" style:font-size-asian="19.25pt" style:font-size-complex="22pt"/>
    </style:style>
    <style:style style:name="P3" style:family="paragraph" style:parent-style-name="Standard">
      <style:paragraph-properties fo:text-align="center" style:justify-single-word="false"/>
      <style:text-properties fo:color="#21409a" fo:font-size="48pt" fo:font-weight="bold" officeooo:rsid="0009bf8a" officeooo:paragraph-rsid="0009bf8a" style:font-size-asian="48pt" style:font-weight-asian="bold" style:font-size-complex="48pt" style:font-weight-complex="bold"/>
    </style:style>
    <style:style style:name="P4" style:family="paragraph" style:parent-style-name="Standard">
      <style:paragraph-properties fo:text-align="start" style:justify-single-word="false"/>
      <style:text-properties fo:font-size="15pt" officeooo:rsid="000e4136" officeooo:paragraph-rsid="000e4136" style:font-size-asian="13.1000003814697pt" style:font-size-complex="15pt"/>
    </style:style>
    <style:style style:name="P5" style:family="paragraph" style:parent-style-name="Standard">
      <style:paragraph-properties fo:text-align="start" style:justify-single-word="false"/>
      <style:text-properties fo:font-size="15pt" fo:font-weight="bold" officeooo:rsid="000e4136" officeooo:paragraph-rsid="000e4136"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e5d89" officeooo:paragraph-rsid="000e5d89"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fo:font-size="22pt" officeooo:rsid="0009bf8a" officeooo:paragraph-rsid="0009bf8a" style:font-size-asian="19.25pt" style:font-size-complex="22pt"/>
    </style:style>
    <style:style style:name="P8" style:family="paragraph" style:parent-style-name="Standard">
      <style:paragraph-properties fo:text-align="center" style:justify-single-word="false"/>
      <style:text-properties fo:font-size="22pt" officeooo:rsid="001048dd" officeooo:paragraph-rsid="001048dd" style:font-size-asian="19.25pt" style:font-size-complex="22pt"/>
    </style:style>
    <style:style style:name="P9" style:family="paragraph" style:parent-style-name="Standard">
      <style:paragraph-properties fo:text-align="start" style:justify-single-word="false"/>
      <style:text-properties fo:font-size="20pt" officeooo:rsid="000e4136" officeooo:paragraph-rsid="000e4136" style:font-size-asian="20pt" style:font-size-complex="20pt"/>
    </style:style>
    <style:style style:name="P10" style:family="paragraph" style:parent-style-name="Standard">
      <style:paragraph-properties fo:text-align="start" style:justify-single-word="false"/>
      <style:text-properties fo:font-size="20pt" officeooo:rsid="000e4136" officeooo:paragraph-rsid="001048dd" style:font-size-asian="20pt" style:font-size-complex="20pt"/>
    </style:style>
    <style:style style:name="P11" style:family="paragraph" style:parent-style-name="Standard">
      <style:paragraph-properties fo:text-align="start" style:justify-single-word="false"/>
      <style:text-properties fo:font-size="20pt" fo:font-weight="bold" officeooo:rsid="000e4136" officeooo:paragraph-rsid="000e4136" style:font-size-asian="20pt" style:font-weight-asian="bold" style:font-size-complex="20pt" style:font-weight-complex="bold"/>
    </style:style>
    <style:style style:name="P12" style:family="paragraph" style:parent-style-name="Standard">
      <style:paragraph-properties fo:text-align="start" style:justify-single-word="false"/>
      <style:text-properties fo:font-size="20pt" fo:font-weight="bold" officeooo:rsid="000e5d89" officeooo:paragraph-rsid="000e5d89" style:font-size-asian="20pt" style:font-weight-asian="bold" style:font-size-complex="20pt" style:font-weight-complex="bold"/>
    </style:style>
    <style:style style:name="P13" style:family="paragraph" style:parent-style-name="Standard" style:list-style-name="L1">
      <style:paragraph-properties fo:text-align="start" style:justify-single-word="false"/>
      <style:text-properties fo:font-size="20pt" fo:font-weight="bold" officeooo:rsid="000e5d89" officeooo:paragraph-rsid="000e5d89" style:font-size-asian="20pt" style:font-weight-asian="bold" style:font-size-complex="20pt" style:font-weight-complex="bold"/>
    </style:style>
    <style:style style:name="P14" style:family="paragraph" style:parent-style-name="Standard" style:list-style-name="L2">
      <style:paragraph-properties fo:text-align="start" style:justify-single-word="false"/>
      <style:text-properties fo:font-size="20pt" fo:font-weight="bold" officeooo:rsid="000e5d89" officeooo:paragraph-rsid="000e5d89" style:font-size-asian="20pt" style:font-weight-asian="bold" style:font-size-complex="20pt" style:font-weight-complex="bold"/>
    </style:style>
    <style:style style:name="P15" style:family="paragraph" style:parent-style-name="Standard">
      <style:paragraph-properties fo:text-align="start" style:justify-single-word="false"/>
      <style:text-properties fo:font-size="20pt" fo:font-weight="bold" officeooo:rsid="001048dd" officeooo:paragraph-rsid="001048dd" style:font-size-asian="20pt" style:font-weight-asian="bold" style:font-size-complex="20pt"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5d89" style:font-weight-asian="normal" style:font-weight-complex="normal"/>
    </style:style>
    <style:style style:name="T5" style:family="text">
      <style:text-properties fo:font-weight="normal" officeooo:rsid="001048dd" style:font-weight-asian="normal" style:font-weight-complex="normal"/>
    </style:style>
    <style:style style:name="T6" style:family="text">
      <style:text-properties officeooo:rsid="000e5d8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INTRODUCTION TO </text:p>
      <text:p text:style-name="P3">NOSQL DATABASES</text:p>
      <text:p text:style-name="P1"/>
      <text:p text:style-name="P2"/>
      <text:p text:style-name="P2"/>
      <text:p text:style-name="P2">(ABSTRACT)<text:line-break/></text:p>
      <text:p text:style-name="P2"/>
      <text:p text:style-name="P2"/>
      <text:p text:style-name="P2"/>
      <text:p text:style-name="P2"><text:span text:style-name="T2">Name:</text:span> Abhishek De</text:p>
      <text:p text:style-name="P2"><text:span text:style-name="T2">Roll no: </text:span>001710501027</text:p>
      <text:p text:style-name="P2">BSCE 4<text:span text:style-name="T1">th</text:span> year 1<text:span text:style-name="T1">st</text:span> semester</text:p>
      <text:p text:style-name="P8">Seminar 1</text:p>
      <text:p text:style-name="P2"/>
      <text:p text:style-name="P2"/>
      <text:p text:style-name="P2"/>
      <text:p text:style-name="P2"/>
      <text:p text:style-name="P2"><text:soft-page-break/></text:p>
      <text:p text:style-name="P9">Relational databases rose in popularity in 1970s. In those times, memory was expensive, hence minimising data redundancy was an important issue. Also, it was the era of waterfall model of development. Hence database design was freezed before development started. Hence the concept of fixed schema came up. </text:p>
      <text:p text:style-name="P10"><text:tab/></text:p>
      <text:p text:style-name="P10">With <text:span text:style-name="T6">memory becoming cheaper and </text:span>the rise in big data companies in the 21<text:span text:style-name="T1">st</text:span> centur<text:span text:style-name="T6">y</text:span>, data redun<text:span text:style-name="T6">d</text:span>ancy became a less concerning issue, while the major requirements included speed of database access, scalability, flexibity of schema and ease of development. This gave rise to new kinds of databases, which have different data models com<text:span text:style-name="T6">p</text:span>ared t<text:span text:style-name="T6">o</text:span> traditional relational databases. NoSQL is an umbrella term <text:span text:style-name="T6">used </text:span>to describe all these databases. They are divided into 4 categories:</text:p>
      <text:p text:style-name="P11">Document: <text:span text:style-name="T3">Each entity is a JSON document, and a document may contain nested documents. </text:span><text:span text:style-name="T4">(Most widely used among the four.)</text:span></text:p>
      <text:p text:style-name="P11">Key-value: <text:span text:style-name="T3">Each entity is a key-value pair, where value contains </text:span><text:span text:style-name="T4">opaque </text:span><text:span text:style-name="T3">unstructured data, unlike relational D</text:span><text:span text:style-name="T5">B</text:span><text:span text:style-name="T3">s.</text:span></text:p>
      <text:p text:style-name="P11">Column-<text:span text:style-name="T6">width: </text:span><text:span text:style-name="T4">Tabular structure, where each row has a key and its own set of columns, ie columns don’t span across all rows.</text:span></text:p>
      <text:p text:style-name="P12">Graph: <text:span text:style-name="T3">Entities are represented as nodes and relations between them as edges. Query languages are based on graph algorithms.</text:span></text:p>
      <text:p text:style-name="P12"><text:span text:style-name="T3"/></text:p>
      <text:p text:style-name="P15"><text:span text:style-name="T3">Some examples of popularly used NoSQL databases include DynamoDB, MongoDB, CouchDB, Neo4j, etc.</text:span></text:p>
      <text:p text:style-name="P12"><text:soft-page-break/><text:span text:style-name="T3"/></text:p>
      <text:p text:style-name="P12"><text:span text:style-name="T3">NoSQL databases have several advantages over SQL, such as</text:span></text:p>
      <text:list xml:id="list3237597815" text:style-name="L1">
        <text:list-item>
          <text:p text:style-name="P13"><text:span text:style-name="T3">They have flexible schema, hence developers have more control.</text:span></text:p>
        </text:list-item>
        <text:list-item>
          <text:p text:style-name="P13"><text:span text:style-name="T3">Data is modelled in a self-contained/aggregated manner, hence expensive JOIN operations are not required.</text:span></text:p>
        </text:list-item>
        <text:list-item>
          <text:p text:style-name="P13"><text:span text:style-name="T3">They are horizontally scalable, </text:span><text:span text:style-name="T5">i.e databases can be distributed across multiple servers, to handle increasing load.</text:span></text:p>
        </text:list-item>
        <text:list-item>
          <text:p text:style-name="P13"><text:span text:style-name="T3">Their data models are closer to the way data is used in code, hence easy for developers.</text:span></text:p>
        </text:list-item>
      </text:list>
      <text:p text:style-name="P12"><text:span text:style-name="T3"/></text:p>
      <text:p text:style-name="P12"><text:span text:style-name="T3">However they suffer from a few drawbacks:</text:span></text:p>
      <text:list xml:id="list2107798857" text:style-name="L2">
        <text:list-item>
          <text:p text:style-name="P14"><text:span text:style-name="T3">They don’t follow ACID properties, hence any application which require transactions should not use NoSQL databae, for ex – any financial application.</text:span></text:p>
        </text:list-item>
        <text:list-item>
          <text:p text:style-name="P14"><text:span text:style-name="T3">There is no standardised query language as in case of SQL.</text:span></text:p>
        </text:list-item>
        <text:list-item>
          <text:p text:style-name="P14"><text:span text:style-name="T3">They are not compatible with relational databases, hence </text:span><text:span text:style-name="T5">migration of older relational databases is a challenge. </text:span></text:p>
        </text:list-item>
      </text:list>
      <text:p text:style-name="P6"><text:span text:style-name="T3"/></text:p>
      <text:p text:style-name="P5"><text:span text:style-name="T4"/></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30T12:45:24.438962746</meta:creation-date>
    <dc:date>2021-01-31T22:40:12.203317972</dc:date>
    <meta:editing-duration>PT41M23S</meta:editing-duration>
    <meta:editing-cycles>2</meta:editing-cycles>
    <meta:generator>LibreOffice/6.0.7.3$Linux_X86_64 LibreOffice_project/00m0$Build-3</meta:generator>
    <meta:document-statistic meta:table-count="0" meta:image-count="0" meta:object-count="0" meta:page-count="3" meta:paragraph-count="24" meta:word-count="356" meta:character-count="2270" meta:non-whitespace-character-count="1938"/>
  </office:meta>
</office:document-meta>
</file>